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8000001180AA9419C.png" manifest:media-type="image/png"/>
  <manifest:file-entry manifest:full-path="Pictures/100000010000014400000125703A1137.png" manifest:media-type="image/png"/>
  <manifest:file-entry manifest:full-path="Pictures/100000010000010C00000137A454FBD9.png" manifest:media-type="image/png"/>
  <manifest:file-entry manifest:full-path="Pictures/10000001000001030000010230091A93.png" manifest:media-type="image/png"/>
  <manifest:file-entry manifest:full-path="Pictures/10000001000000E7000000ED8533E60C.png" manifest:media-type="image/png"/>
  <manifest:file-entry manifest:full-path="Pictures/1000000100000182000001407A642484.png" manifest:media-type="image/png"/>
  <manifest:file-entry manifest:full-path="Pictures/100000010000017B000000D7551B3F0D.png" manifest:media-type="image/png"/>
  <manifest:file-entry manifest:full-path="Pictures/100000010000015B0000014CEB03CB00.png" manifest:media-type="image/png"/>
  <manifest:file-entry manifest:full-path="Pictures/100000010000013600000109A9EA96B4.png" manifest:media-type="image/png"/>
  <manifest:file-entry manifest:full-path="Pictures/10000001000000DD000000D886906B90.png" manifest:media-type="image/png"/>
  <manifest:file-entry manifest:full-path="Pictures/100000010000010C000000DBE552006B.png" manifest:media-type="image/png"/>
  <manifest:file-entry manifest:full-path="Pictures/10000001000000E00000010731EDED60.png" manifest:media-type="image/png"/>
  <manifest:file-entry manifest:full-path="Pictures/100000010000014D000000E18CBE18D1.png" manifest:media-type="image/png"/>
  <manifest:file-entry manifest:full-path="Pictures/10000001000000F4000000FBCA8D6C00.png" manifest:media-type="image/png"/>
  <manifest:file-entry manifest:full-path="Pictures/1000000100000132000000E30541833F.png" manifest:media-type="image/png"/>
  <manifest:file-entry manifest:full-path="Pictures/100000010000014F000000DBAF2E4C68.png" manifest:media-type="image/png"/>
  <manifest:file-entry manifest:full-path="Pictures/10000001000000FD00000090E1581FC7.png" manifest:media-type="image/png"/>
  <manifest:file-entry manifest:full-path="Pictures/100000010000011B0000013829B39E11.png" manifest:media-type="image/png"/>
  <manifest:file-entry manifest:full-path="Pictures/10000001000001290000013A0E8B6BA9.png" manifest:media-type="image/png"/>
  <manifest:file-entry manifest:full-path="Pictures/100000010000013600000109A03EC61A.png" manifest:media-type="image/png"/>
  <manifest:file-entry manifest:full-path="Pictures/1000000100000169000000D9DEB04A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1cm, 0cm, 0cm, 0cm)" draw:image-opacity="100%" style:mirror="none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636cm" fo:min-width="0cm" fo:padding-top="0.151cm" fo:padding-bottom="0.151cm" fo:padding-left="0.276cm" fo:padding-right="0.276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2cm" svg:height="4.827cm" svg:x="18.997cm" svg:y="8.52cm">
          <draw:image xlink:href="Pictures/1000000100000182000001407A642484.png" xlink:type="simple" xlink:show="embed" xlink:actuate="onLoad" draw:mime-type="image/png">
            <text:p/>
          </draw:image>
        </draw:frame>
        <draw:frame draw:style-name="gr2" draw:text-style-name="P2" draw:layer="layout" svg:width="5.546cm" svg:height="3.146cm" svg:x="19.29cm" svg:y="5.334cm">
          <draw:image xlink:href="Pictures/100000010000017B000000D7551B3F0D.png" xlink:type="simple" xlink:show="embed" xlink:actuate="onLoad" draw:mime-type="image/png">
            <text:p/>
          </draw:image>
        </draw:frame>
        <draw:frame draw:style-name="gr1" draw:text-style-name="P1" draw:layer="layout" svg:width="4.436cm" svg:height="4.245cm" svg:x="19.912cm" svg:y="1.36cm">
          <draw:image xlink:href="Pictures/100000010000015B0000014CEB03CB00.png" xlink:type="simple" xlink:show="embed" xlink:actuate="onLoad" draw:mime-type="image/png">
            <text:p/>
          </draw:image>
        </draw:frame>
        <draw:frame draw:style-name="gr3" draw:text-style-name="P3" draw:layer="layout" svg:width="2.293cm" svg:height="1.987cm" svg:x="3.12cm" svg:y="0.493cm">
          <draw:text-box>
            <text:p><text:span text:style-name="T1">Ca</text:span></text:p>
          </draw:text-box>
        </draw:frame>
        <draw:frame draw:style-name="gr4" draw:text-style-name="P3" draw:layer="layout" svg:width="2.094cm" svg:height="1.119cm" svg:x="8.919cm" svg:y="0.484cm">
          <draw:text-box>
            <text:p><text:span text:style-name="T1">CaO</text:span></text:p>
          </draw:text-box>
        </draw:frame>
        <draw:frame draw:style-name="gr5" draw:text-style-name="P3" draw:layer="layout" svg:width="3.762cm" svg:height="1.119cm" svg:x="14.534cm" svg:y="0.483cm">
          <draw:text-box>
            <text:p><text:span text:style-name="T1">CaO·H</text:span><text:span text:style-name="T2">2</text:span><text:span text:style-name="T1">O</text:span></text:p>
          </draw:text-box>
        </draw:frame>
        <draw:frame draw:style-name="gr6" draw:text-style-name="P3" draw:layer="layout" svg:width="2.301cm" svg:height="1.119cm" svg:x="20.542cm" svg:y="0.483cm">
          <draw:text-box>
            <text:p><text:span text:style-name="T1">CaH</text:span><text:span text:style-name="T2">2</text:span></text:p>
          </draw:text-box>
        </draw:frame>
        <draw:frame draw:style-name="gr7" draw:text-style-name="P4" draw:layer="layout" svg:width="0.913cm" svg:height="1.077cm" svg:x="0.594cm" svg:y="4.204cm">
          <draw:text-box>
            <text:p><text:span text:style-name="T3">e</text:span></text:p>
          </draw:text-box>
        </draw:frame>
        <draw:frame draw:style-name="gr8" draw:text-style-name="P4" draw:layer="layout" svg:width="0.955cm" svg:height="1.077cm" svg:x="1.074cm" svg:y="10.316cm">
          <draw:text-box>
            <text:p><text:span text:style-name="T3">f</text:span></text:p>
          </draw:text-box>
        </draw:frame>
        <draw:frame draw:style-name="gr8" draw:text-style-name="P4" draw:layer="layout" svg:width="0.955cm" svg:height="1.077cm" svg:x="1.101cm" svg:y="15.604cm">
          <draw:text-box>
            <text:p><text:span text:style-name="T3">g</text:span></text:p>
          </draw:text-box>
        </draw:frame>
        <draw:frame draw:style-name="gr8" draw:text-style-name="P4" draw:layer="layout" svg:width="0.955cm" svg:height="1.077cm" svg:x="1.181cm" svg:y="21.385cm">
          <draw:text-box>
            <text:p><text:span text:style-name="T3">h</text:span></text:p>
          </draw:text-box>
        </draw:frame>
        <draw:frame draw:style-name="gr1" draw:text-style-name="P1" draw:layer="layout" svg:width="5.191cm" svg:height="3.393cm" svg:x="1.517cm" svg:y="3.59cm">
          <draw:image xlink:href="Pictures/100000010000014F000000DBAF2E4C68.png" xlink:type="simple" xlink:show="embed" xlink:actuate="onLoad" draw:mime-type="image/png">
            <text:p/>
          </draw:image>
        </draw:frame>
        <draw:frame draw:style-name="gr1" draw:text-style-name="P1" draw:layer="layout" svg:width="4.292cm" svg:height="4.195cm" svg:x="2.183cm" svg:y="8.546cm">
          <draw:image xlink:href="Pictures/10000001000000DD000000D886906B90.png" xlink:type="simple" xlink:show="embed" xlink:actuate="onLoad" draw:mime-type="image/png">
            <text:p/>
          </draw:image>
        </draw:frame>
        <draw:frame draw:style-name="gr1" draw:text-style-name="P1" draw:layer="layout" svg:width="4.801cm" svg:height="3.923cm" svg:x="1.964cm" svg:y="13.892cm">
          <draw:image xlink:href="Pictures/100000010000010C000000DBE552006B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5.284cm" svg:x="2.265cm" svg:y="19.005cm">
          <draw:image xlink:href="Pictures/10000001000000E00000010731EDED60.png" xlink:type="simple" xlink:show="embed" xlink:actuate="onLoad" draw:mime-type="image/png">
            <text:p/>
          </draw:image>
        </draw:frame>
        <draw:frame draw:style-name="gr1" draw:text-style-name="P1" draw:layer="layout" svg:width="4.934cm" svg:height="2.808cm" svg:x="7.21cm" svg:y="3.709cm">
          <draw:image xlink:href="Pictures/10000001000000FD00000090E1581FC7.png" xlink:type="simple" xlink:show="embed" xlink:actuate="onLoad" draw:mime-type="image/png">
            <text:p/>
          </draw:image>
        </draw:frame>
        <draw:frame draw:style-name="gr1" draw:text-style-name="P1" draw:layer="layout" svg:width="5.682cm" svg:height="3.839cm" svg:x="6.831cm" svg:y="8.828cm">
          <draw:image xlink:href="Pictures/100000010000014D000000E18CBE18D1.png" xlink:type="simple" xlink:show="embed" xlink:actuate="onLoad" draw:mime-type="image/png">
            <text:p/>
          </draw:image>
        </draw:frame>
        <draw:frame draw:style-name="gr1" draw:text-style-name="P1" draw:layer="layout" svg:width="5.347cm" svg:height="4.57cm" svg:x="7.726cm" svg:y="13.532cm">
          <draw:image xlink:href="Pictures/100000010000013600000109A03EC61A.png" xlink:type="simple" xlink:show="embed" xlink:actuate="onLoad" draw:mime-type="image/png">
            <text:p/>
          </draw:image>
        </draw:frame>
        <draw:frame draw:style-name="gr1" draw:text-style-name="P1" draw:layer="layout" svg:width="5.391cm" svg:height="4.608cm" svg:x="7.135cm" svg:y="19.308cm">
          <draw:image xlink:href="Pictures/100000010000013600000109A9EA96B4.png" xlink:type="simple" xlink:show="embed" xlink:actuate="onLoad" draw:mime-type="image/png">
            <text:p/>
          </draw:image>
        </draw:frame>
        <draw:frame draw:style-name="gr1" draw:text-style-name="P1" draw:layer="layout" svg:width="5.866cm" svg:height="3.526cm" svg:x="12.659cm" svg:y="3.21cm">
          <draw:image xlink:href="Pictures/1000000100000169000000D9DEB04AF2.png" xlink:type="simple" xlink:show="embed" xlink:actuate="onLoad" draw:mime-type="image/png">
            <text:p/>
          </draw:image>
        </draw:frame>
        <draw:frame draw:style-name="gr1" draw:text-style-name="P1" draw:layer="layout" svg:width="4.567cm" svg:height="4.698cm" svg:x="13.558cm" svg:y="8.412cm">
          <draw:image xlink:href="Pictures/10000001000000F4000000FBCA8D6C00.png" xlink:type="simple" xlink:show="embed" xlink:actuate="onLoad" draw:mime-type="image/png">
            <text:p/>
          </draw:image>
        </draw:frame>
        <draw:frame draw:style-name="gr1" draw:text-style-name="P1" draw:layer="layout" svg:width="4.827cm" svg:height="4.808cm" svg:x="13.57cm" svg:y="13.281cm">
          <draw:image xlink:href="Pictures/10000001000001030000010230091A93.png" xlink:type="simple" xlink:show="embed" xlink:actuate="onLoad" draw:mime-type="image/png">
            <text:p/>
          </draw:image>
        </draw:frame>
        <draw:frame draw:style-name="gr1" draw:text-style-name="P1" draw:layer="layout" svg:width="4.894cm" svg:height="5.021cm" svg:x="13.907cm" svg:y="19.442cm">
          <draw:image xlink:href="Pictures/10000001000000E7000000ED8533E60C.png" xlink:type="simple" xlink:show="embed" xlink:actuate="onLoad" draw:mime-type="image/png">
            <text:p/>
          </draw:image>
        </draw:frame>
        <draw:frame draw:style-name="gr9" draw:text-style-name="P1" draw:layer="layout" svg:width="4.988cm" svg:height="4.651cm" svg:x="19.011cm" svg:y="13.582cm">
          <draw:image xlink:href="Pictures/10000001000001290000013A0E8B6BA9.png" xlink:type="simple" xlink:show="embed" xlink:actuate="onLoad" draw:mime-type="image/png">
            <text:p/>
          </draw:image>
        </draw:frame>
        <draw:frame draw:style-name="gr1" draw:text-style-name="P1" draw:layer="layout" svg:width="4.647cm" svg:height="5.123cm" svg:x="19.29cm" svg:y="19.341cm">
          <draw:image xlink:href="Pictures/100000010000011B0000013829B39E11.png" xlink:type="simple" xlink:show="embed" xlink:actuate="onLoad" draw:mime-type="image/png">
            <text:p/>
          </draw:image>
        </draw:frame>
        <draw:frame draw:style-name="gr1" draw:text-style-name="P1" draw:layer="layout" svg:width="4.106cm" svg:height="4.765cm" svg:x="2.124cm" svg:y="25.232cm">
          <draw:image xlink:href="Pictures/100000010000010C00000137A454FBD9.png" xlink:type="simple" xlink:show="embed" xlink:actuate="onLoad" draw:mime-type="image/png">
            <text:p/>
          </draw:image>
        </draw:frame>
        <draw:frame draw:style-name="gr1" draw:text-style-name="P1" draw:layer="layout" svg:width="5.359cm" svg:height="4.845cm" svg:x="7.24cm" svg:y="25.151cm">
          <draw:image xlink:href="Pictures/100000010000014400000125703A1137.png" xlink:type="simple" xlink:show="embed" xlink:actuate="onLoad" draw:mime-type="image/png">
            <text:p/>
          </draw:image>
        </draw:frame>
        <draw:frame draw:style-name="gr1" draw:text-style-name="P1" draw:layer="layout" svg:width="5.875cm" svg:height="4.358cm" svg:x="12.82cm" svg:y="25.663cm">
          <draw:image xlink:href="Pictures/1000000100000132000000E30541833F.png" xlink:type="simple" xlink:show="embed" xlink:actuate="onLoad" draw:mime-type="image/png">
            <text:p/>
          </draw:image>
        </draw:frame>
        <draw:frame draw:style-name="gr1" draw:text-style-name="P1" draw:layer="layout" svg:width="4.923cm" svg:height="4.656cm" svg:x="19.326cm" svg:y="25.487cm">
          <draw:image xlink:href="Pictures/1000000100000128000001180AA9419C.png" xlink:type="simple" xlink:show="embed" xlink:actuate="onLoad" draw:mime-type="image/png">
            <text:p/>
          </draw:image>
        </draw:frame>
        <draw:frame draw:style-name="gr8" draw:text-style-name="P4" draw:layer="layout" svg:width="0.955cm" svg:height="1.077cm" svg:x="0.88cm" svg:y="27.812cm">
          <draw:text-box>
            <text:p><text:span text:style-name="T3">i</text:span></text:p>
          </draw:text-box>
        </draw:frame>
        <draw:custom-shape draw:style-name="gr10" draw:text-style-name="P1" draw:layer="layout" svg:width="0.686cm" svg:height="7.264cm" svg:x="18.672cm" svg:y="1.5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10-16T10:50:23.863119887</dc:date>
    <meta:editing-duration>PT5H16M47S</meta:editing-duration>
    <meta:editing-cycles>23</meta:editing-cycles>
    <meta:generator>LibreOffice/7.6.7.2$Linux_X86_64 LibreOffice_project/60$Build-2</meta:generator>
    <meta:print-date>2024-10-15T15:11:48.778172821</meta:print-date>
    <meta:printed-by>PDF files</meta:printed-by>
    <meta:document-statistic meta:object-count="31"/>
  </office:meta>
</office:document-meta>
</file>